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84cm" fo:min-width="9.71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478cm" fo:min-width="9.61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478cm" fo:min-width="11.498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2.194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68cm" fo:min-width="1.9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88cm" fo:min-width="1.86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2.032cm" svg:x="0.697cm" svg:y="0.864cm">
          <text:p text:style-name="P1"><text:span text:style-name="T1">state = plai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414cm" svg:height="2.032cm" svg:x="0.697cm" svg:y="3.865cm">
          <text:p text:style-name="P1"><text:span text:style-name="T1">add_roundkey (state, round 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2.302cm" svg:height="2.032cm" svg:x="7.397cm" svg:y="8.665cm">
          <text:p text:style-name="P1"><text:span text:style-name="T1">sbox (st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2.302cm" svg:height="2.032cm" svg:x="7.398cm" svg:y="11.666cm">
          <text:p text:style-name="P1"><text:span text:style-name="T1">linear_matrix_multiply (state, round 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2.302cm" svg:height="2.032cm" svg:x="7.398cm" svg:y="14.667cm">
          <text:p text:style-name="P1"><text:span text:style-name="T1">add_roundconst (state, round 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2.302cm" svg:height="2.032cm" svg:x="7.398cm" svg:y="17.667cm">
          <text:p text:style-name="P1"><text:span text:style-name="T1">add_roundkey (state, round i+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915cm" svg:y1="2.894cm" svg:x2="5.915cm" svg:y2="3.91cm">
          <text:p/>
        </draw:line>
        <draw:line draw:style-name="gr4" draw:text-style-name="P3" draw:layer="layout" svg:x1="13.615cm" svg:y1="10.681cm" svg:x2="13.615cm" svg:y2="11.697cm">
          <text:p/>
        </draw:line>
        <draw:line draw:style-name="gr4" draw:text-style-name="P3" draw:layer="layout" svg:x1="13.615cm" svg:y1="13.668cm" svg:x2="13.615cm" svg:y2="14.684cm">
          <text:p/>
        </draw:line>
        <draw:line draw:style-name="gr4" draw:text-style-name="P3" draw:layer="layout" svg:x1="13.615cm" svg:y1="16.655cm" svg:x2="13.615cm" svg:y2="17.671cm">
          <text:p/>
        </draw:line>
        <draw:line draw:style-name="gr5" draw:text-style-name="P3" draw:layer="layout" svg:x1="5.951cm" svg:y1="5.853cm" svg:x2="5.951cm" svg:y2="7.697cm">
          <text:p text:style-name="P1"><text:s text:c="3"/></text:p>
        </draw:line>
        <draw:line draw:style-name="gr6" draw:text-style-name="P3" draw:layer="layout" svg:x1="5.969cm" svg:y1="7.631cm" svg:x2="13.588cm" svg:y2="7.631cm">
          <text:p/>
        </draw:line>
        <draw:line draw:style-name="gr4" draw:text-style-name="P3" draw:layer="layout" svg:x1="13.543cm" svg:y1="7.668cm" svg:x2="13.543cm" svg:y2="8.684cm">
          <text:p/>
        </draw:line>
        <draw:line draw:style-name="gr7" draw:text-style-name="P3" draw:layer="layout" svg:x1="13.543cm" svg:y1="19.642cm" svg:x2="13.543cm" svg:y2="20.658cm">
          <text:p/>
        </draw:line>
        <draw:line draw:style-name="gr6" draw:text-style-name="P3" draw:layer="layout" svg:x1="5.97cm" svg:y1="20.631cm" svg:x2="13.589cm" svg:y2="20.631cm">
          <text:p/>
        </draw:line>
        <draw:line draw:style-name="gr7" draw:text-style-name="P3" draw:layer="layout" svg:x1="5.952cm" svg:y1="20.585cm" svg:x2="5.952cm" svg:y2="7.631cm">
          <text:p/>
        </draw:line>
        <draw:frame draw:style-name="gr8" draw:text-style-name="P4" draw:layer="layout" svg:width="5.399cm" svg:height="2.444cm" svg:x="1.289cm" svg:y="19.749cm">
          <draw:text-box>
            <text:p text:style-name="P1">repeat while</text:p>
            <text:p text:style-name="P1">i &lt; n_rounds</text:p>
          </draw:text-box>
        </draw:frame>
        <draw:line draw:style-name="gr4" draw:text-style-name="P3" draw:layer="layout" svg:x1="5.951cm" svg:y1="20.606cm" svg:x2="5.951cm" svg:y2="22.644cm">
          <text:p/>
        </draw:line>
        <draw:custom-shape draw:style-name="gr2" draw:text-style-name="P2" draw:layer="layout" svg:width="10.414cm" svg:height="2.032cm" svg:x="0.697cm" svg:y="22.565cm">
          <text:p text:style-name="P1"><text:span text:style-name="T1">ciphertext =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2.54cm" svg:height="1.016cm" svg:x="12.257cm" svg:y="20.138cm">
          <text:p text:style-name="P1">i = i +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54cm" svg:height="1.016cm" svg:x="4.638cm" svg:y="6.239cm">
          <text:p text:style-name="P1">i =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07:24:10.294576320</meta:creation-date>
    <dc:date>2019-03-03T07:57:07.496929536</dc:date>
    <meta:editing-duration>PT1M16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